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0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0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0" table:number-columns-repeated="2"/>
        <table:table-column table:default-cell-style-name="ACE-1" table:style-name="ACOL-0" table:number-columns-repeated="236"/>
        <table:table-column table:style-name="ACOL-0" table:number-columns-repeated="2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Mo-421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1550">
            <text:p>1550</text:p>
          </table:table-cell>
          <table:table-cell table:style-name="ACE-1" office:value-type="float" office:value="150.61000000000001">
            <text:p>150.61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4624999999999999">
            <text:p>3.4625</text:p>
          </table:table-cell>
          <table:table-cell table:style-name="ACE-1" office:value-type="float" office:value="2.8953896542607178">
            <text:p>2.89539</text:p>
          </table:table-cell>
          <table:table-cell table:style-name="ACE-1" office:value-type="float" office:value="2.8953896542607178">
            <text:p>2.8953897</text:p>
          </table:table-cell>
          <table:table-cell table:style-name="ACE-1" office:value-type="string">
            <text:p>Grosswald1973,FormanEtal2004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St-12664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1655">
            <text:p>1655</text:p>
          </table:table-cell>
          <table:table-cell table:style-name="ACE-1" office:value-type="float" office:value="119.83">
            <text:p>119.83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4624999999999999">
            <text:p>3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GlazovskiyEtal1992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Zemlya_Georga-5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3000">
            <text:p>3000</text:p>
          </table:table-cell>
          <table:table-cell table:style-name="ACE-1" office:value-type="float" office:value="111.73">
            <text:p>111.73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.9625000000000004">
            <text:p>6.9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Kovaleva1974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St-12668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3385">
            <text:p>3385</text:p>
          </table:table-cell>
          <table:table-cell table:style-name="ACE-1" office:value-type="float" office:value="119.83">
            <text:p>119.83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.9625000000000004">
            <text:p>6.9625</text:p>
          </table:table-cell>
          <table:table-cell table:style-name="ACE-1" office:value-type="float" office:value="2.8953896542607178">
            <text:p>2.89539</text:p>
          </table:table-cell>
          <table:table-cell table:style-name="ACE-1" office:value-type="float" office:value="2.8953896542607178">
            <text:p>2.8953897</text:p>
          </table:table-cell>
          <table:table-cell table:style-name="ACE-1" office:value-type="string">
            <text:p>GlazovskiyEtal1992,FormanEtal2004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e-179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4250">
            <text:p>4250</text:p>
          </table:table-cell>
          <table:table-cell table:style-name="ACE-1" office:value-type="float" office:value="132.50999999999999">
            <text:p>132.51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Dibner1965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Zemlya_Georga-9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4520">
            <text:p>4520</text:p>
          </table:table-cell>
          <table:table-cell table:style-name="ACE-1" office:value-type="float" office:value="114.27">
            <text:p>114.27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Kovaleva1974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Zemlya_Georga-11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4600">
            <text:p>4600</text:p>
          </table:table-cell>
          <table:table-cell table:style-name="ACE-1" office:value-type="float" office:value="109.34999999999999">
            <text:p>109.35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7.462499999999999">
            <text:p>1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Kovaleva1974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St-12665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4980">
            <text:p>4980</text:p>
          </table:table-cell>
          <table:table-cell table:style-name="ACE-1" office:value-type="float" office:value="122.81">
            <text:p>122.81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3.9625">
            <text:p>13.9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GlazovskiyEtal1992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Mo-355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5940">
            <text:p>5940</text:p>
          </table:table-cell>
          <table:table-cell table:style-name="ACE-1" office:value-type="float" office:value="273.27999999999997">
            <text:p>273.28</text:p>
          </table:table-cell>
          <table:table-cell table:style-name="ACE-1" office:value-type="string">
            <text:p>Algae peat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5.9625">
            <text:p>15.9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1" office:value-type="string">
            <text:p>Grosswald1973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St-12663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6090">
            <text:p>6090</text:p>
          </table:table-cell>
          <table:table-cell table:style-name="ACE-1" office:value-type="float" office:value="119.83">
            <text:p>119.83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1.462499999999999">
            <text:p>2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GlazovskiyEtal1992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Zemlya_Georga-3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6760">
            <text:p>6760</text:p>
          </table:table-cell>
          <table:table-cell table:style-name="ACE-1" office:value-type="float" office:value="119.83">
            <text:p>119.83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9.462499999999999">
            <text:p>19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Kovaleva1974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St-12666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6765">
            <text:p>6765</text:p>
          </table:table-cell>
          <table:table-cell table:style-name="ACE-1" office:value-type="float" office:value="122.81">
            <text:p>122.81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9.962499999999999">
            <text:p>19.9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GlazovskiyEtal1992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St-12783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8265">
            <text:p>8265</text:p>
          </table:table-cell>
          <table:table-cell table:style-name="ACE-1" office:value-type="float" office:value="479.54000000000002">
            <text:p>479.54</text:p>
          </table:table-cell>
          <table:table-cell table:style-name="ACE-1" office:value-type="string">
            <text:p>Shells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5">
            <text:p>15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string">
            <text:p>GlazovskiyEtal1992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Zemlya_Georga-2</text:p>
          </table:table-cell>
          <table:table-cell table:style-name="ACE-1" office:value-type="float" office:value="80.790000000000006">
            <text:p>80.79</text:p>
          </table:table-cell>
          <table:table-cell table:style-name="ACE-1" office:value-type="float" office:value="47.68">
            <text:p>47.68</text:p>
          </table:table-cell>
          <table:table-cell table:style-name="ACE-1" office:value-type="float" office:value="5592.9899999999998">
            <text:p>5592.99</text:p>
          </table:table-cell>
          <table:table-cell table:style-name="ACE-1" office:value-type="float" office:value="81.420000000000002">
            <text:p>81.42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3.4625">
            <text:p>13.4625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string">
            <text:p>Kovaleva197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Zemlya_Georga-8</text:p>
          </table:table-cell>
          <table:table-cell table:style-name="ACE-1" office:value-type="float" office:value="80.790000000000006">
            <text:p>80.79</text:p>
          </table:table-cell>
          <table:table-cell table:style-name="ACE-1" office:value-type="float" office:value="47.700000000000003">
            <text:p>47.7</text:p>
          </table:table-cell>
          <table:table-cell table:style-name="ACE-1" office:value-type="float" office:value="4282.9899999999998">
            <text:p>4282.99</text:p>
          </table:table-cell>
          <table:table-cell table:style-name="ACE-1" office:value-type="float" office:value="110.59">
            <text:p>110.59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string">
            <text:p>Kovaleva197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Zemlya_Georga-7</text:p>
          </table:table-cell>
          <table:table-cell table:style-name="ACE-1" office:value-type="float" office:value="80.790000000000006">
            <text:p>80.79</text:p>
          </table:table-cell>
          <table:table-cell table:style-name="ACE-1" office:value-type="float" office:value="47.710000000000001">
            <text:p>47.71</text:p>
          </table:table-cell>
          <table:table-cell table:style-name="ACE-1" office:value-type="float" office:value="6792.9899999999998">
            <text:p>6792.99</text:p>
          </table:table-cell>
          <table:table-cell table:style-name="ACE-1" office:value-type="float" office:value="95.030000000000001">
            <text:p>95.03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9.462499999999999">
            <text:p>19.4625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string">
            <text:p>Kovaleva197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Zemlya_Georga-6</text:p>
          </table:table-cell>
          <table:table-cell table:style-name="ACE-1" office:value-type="float" office:value="80.780000000000001">
            <text:p>80.78</text:p>
          </table:table-cell>
          <table:table-cell table:style-name="ACE-1" office:value-type="float" office:value="47.719999999999999">
            <text:p>47.72</text:p>
          </table:table-cell>
          <table:table-cell table:style-name="ACE-1" office:value-type="float" office:value="3032.9899999999998">
            <text:p>3032.99</text:p>
          </table:table-cell>
          <table:table-cell table:style-name="ACE-1" office:value-type="float" office:value="84.590000000000003">
            <text:p>84.59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.9625000000000004">
            <text:p>6.9625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string">
            <text:p>Kovaleva197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Zemlya_Georga-1</text:p>
          </table:table-cell>
          <table:table-cell table:style-name="ACE-1" office:value-type="float" office:value="80.790000000000006">
            <text:p>80.79</text:p>
          </table:table-cell>
          <table:table-cell table:style-name="ACE-1" office:value-type="float" office:value="47.719999999999999">
            <text:p>47.72</text:p>
          </table:table-cell>
          <table:table-cell table:style-name="ACE-1" office:value-type="float" office:value="4632.9899999999998">
            <text:p>4632.99</text:p>
          </table:table-cell>
          <table:table-cell table:style-name="ACE-1" office:value-type="float" office:value="81.420000000000002">
            <text:p>81.42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7.462499999999999">
            <text:p>17.4625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string">
            <text:p>Kovaleva197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Zemlya_Georga-10</text:p>
          </table:table-cell>
          <table:table-cell table:style-name="ACE-1" office:value-type="float" office:value="80.790000000000006">
            <text:p>80.79</text:p>
          </table:table-cell>
          <table:table-cell table:style-name="ACE-1" office:value-type="float" office:value="47.759999999999998">
            <text:p>47.76</text:p>
          </table:table-cell>
          <table:table-cell table:style-name="ACE-1" office:value-type="float" office:value="4552.9899999999998">
            <text:p>4552.99</text:p>
          </table:table-cell>
          <table:table-cell table:style-name="ACE-1" office:value-type="float" office:value="87.920000000000002">
            <text:p>87.92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string">
            <text:p>Kovaleva197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147</text:p>
          </table:table-cell>
          <table:table-cell table:style-name="ACE-1" office:value-type="float" office:value="80.150000000000006">
            <text:p>80.15</text:p>
          </table:table-cell>
          <table:table-cell table:style-name="ACE-1" office:value-type="float" office:value="48.840000000000003">
            <text:p>48.84</text:p>
          </table:table-cell>
          <table:table-cell table:style-name="ACE-1" office:value-type="float" office:value="8653.2399999999998">
            <text:p>8653.24</text:p>
          </table:table-cell>
          <table:table-cell table:style-name="ACE-1" office:value-type="float" office:value="145.02000000000001">
            <text:p>145.02</text:p>
          </table:table-cell>
          <table:table-cell table:style-name="ACE-1" office:value-type="string">
            <text:p>molluscs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1">
            <text:p>11</text:p>
          </table:table-cell>
          <table:table-cell table:style-name="ACE-2" office:value-type="float" office:value="2.7381563140186134">
            <text:p>2.74</text:p>
          </table:table-cell>
          <table:table-cell table:style-name="ACE-2" office:value-type="float" office:value="2.7381563140186134">
            <text:p>2.74</text:p>
          </table:table-cell>
          <table:table-cell table:style-name="ACE-2" office:value-type="string">
            <text:p>BolshiyanovEtal2009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Zemlya_Georga-4</text:p>
          </table:table-cell>
          <table:table-cell table:style-name="ACE-1" office:value-type="float" office:value="80.150000000000006">
            <text:p>80.15</text:p>
          </table:table-cell>
          <table:table-cell table:style-name="ACE-1" office:value-type="float" office:value="48.840000000000003">
            <text:p>48.84</text:p>
          </table:table-cell>
          <table:table-cell table:style-name="ACE-1" office:value-type="float" office:value="11500">
            <text:p>11500</text:p>
          </table:table-cell>
          <table:table-cell table:style-name="ACE-1" office:value-type="float" office:value="1500">
            <text:p>1500</text:p>
          </table:table-cell>
          <table:table-cell table:style-name="ACE-1" office:value-type="string">
            <text:p>molluscs</text:p>
          </table:table-cell>
          <table:table-cell table:style-name="ACE-1" office:value-type="string">
            <text:p>U-series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1">
            <text:p>11</text:p>
          </table:table-cell>
          <table:table-cell table:style-name="ACE-2" office:value-type="float" office:value="2.7381563140186134">
            <text:p>2.74</text:p>
          </table:table-cell>
          <table:table-cell table:style-name="ACE-2" office:value-type="float" office:value="2.7381563140186134">
            <text:p>2.74</text:p>
          </table:table-cell>
          <table:table-cell table:style-name="ACE-2" office:value-type="string">
            <text:p>BolshiyanovEtal2009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77</text:p>
          </table:table-cell>
          <table:table-cell table:style-name="ACE-1" office:value-type="float" office:value="80.459999999999994">
            <text:p>80.46</text:p>
          </table:table-cell>
          <table:table-cell table:style-name="ACE-1" office:value-type="float" office:value="49.219999999999999">
            <text:p>49.22</text:p>
          </table:table-cell>
          <table:table-cell table:style-name="ACE-1" office:value-type="float" office:value="1340">
            <text:p>134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0.5-m long log on raised beach above storm limi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4624999999999999">
            <text:p>2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78</text:p>
          </table:table-cell>
          <table:table-cell table:style-name="ACE-1" office:value-type="float" office:value="80.459999999999994">
            <text:p>80.46</text:p>
          </table:table-cell>
          <table:table-cell table:style-name="ACE-1" office:value-type="float" office:value="49.219999999999999">
            <text:p>49.22</text:p>
          </table:table-cell>
          <table:table-cell table:style-name="ACE-1" office:value-type="float" office:value="2180">
            <text:p>218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2.5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.4625000000000004">
            <text:p>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79</text:p>
          </table:table-cell>
          <table:table-cell table:style-name="ACE-1" office:value-type="float" office:value="80.459999999999994">
            <text:p>80.46</text:p>
          </table:table-cell>
          <table:table-cell table:style-name="ACE-1" office:value-type="float" office:value="49.219999999999999">
            <text:p>49.22</text:p>
          </table:table-cell>
          <table:table-cell table:style-name="ACE-1" office:value-type="float" office:value="2480">
            <text:p>248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3-m long log in swale of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7.4625000000000004">
            <text:p>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80</text:p>
          </table:table-cell>
          <table:table-cell table:style-name="ACE-1" office:value-type="float" office:value="80.459999999999994">
            <text:p>80.46</text:p>
          </table:table-cell>
          <table:table-cell table:style-name="ACE-1" office:value-type="float" office:value="49.219999999999999">
            <text:p>49.22</text:p>
          </table:table-cell>
          <table:table-cell table:style-name="ACE-1" office:value-type="float" office:value="3860">
            <text:p>386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5-m long log on descending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3.4625">
            <text:p>13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8</text:p>
          </table:table-cell>
          <table:table-cell table:style-name="ACE-1" office:value-type="float" office:value="80.459999999999994">
            <text:p>80.46</text:p>
          </table:table-cell>
          <table:table-cell table:style-name="ACE-1" office:value-type="float" office:value="49.219999999999999">
            <text:p>49.22</text:p>
          </table:table-cell>
          <table:table-cell table:style-name="ACE-1" office:value-type="float" office:value="4565">
            <text:p>4565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1-m long tree root-plate fragment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6.462499999999999">
            <text:p>16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82</text:p>
          </table:table-cell>
          <table:table-cell table:style-name="ACE-1" office:value-type="float" office:value="80.459999999999994">
            <text:p>80.46</text:p>
          </table:table-cell>
          <table:table-cell table:style-name="ACE-1" office:value-type="float" office:value="49.219999999999999">
            <text:p>49.22</text:p>
          </table:table-cell>
          <table:table-cell table:style-name="ACE-1" office:value-type="float" office:value="4785">
            <text:p>4785</text:p>
          </table:table-cell>
          <table:table-cell table:style-name="ACE-1" office:value-type="float" office:value="95">
            <text:p>95</text:p>
          </table:table-cell>
          <table:table-cell table:style-name="ACE-1" office:value-type="string">
            <text:p>3-m long log on descending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8.462499999999999">
            <text:p>1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2482</text:p>
          </table:table-cell>
          <table:table-cell table:style-name="ACE-1" office:value-type="float" office:value="80.459999999999994">
            <text:p>80.46</text:p>
          </table:table-cell>
          <table:table-cell table:style-name="ACE-1" office:value-type="float" office:value="49.219999999999999">
            <text:p>49.22</text:p>
          </table:table-cell>
          <table:table-cell table:style-name="ACE-1" office:value-type="float" office:value="5475">
            <text:p>5475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Paired Mya tnuncata from glacial marine silt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0">
            <text:p>20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76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49.229999999999997">
            <text:p>49.23</text:p>
          </table:table-cell>
          <table:table-cell table:style-name="ACE-1" office:value-type="float" office:value="1050">
            <text:p>1050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1.5-m long log on raised beach above storm limi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4624999999999999">
            <text:p>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70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49.229999999999997">
            <text:p>49.23</text:p>
          </table:table-cell>
          <table:table-cell table:style-name="ACE-1" office:value-type="float" office:value="2205">
            <text:p>2205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1.5-m long log embedded into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4.4625000000000004">
            <text:p>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71G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49.229999999999997">
            <text:p>49.23</text:p>
          </table:table-cell>
          <table:table-cell table:style-name="ACE-1" office:value-type="float" office:value="3240">
            <text:p>3240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Whale vertebrae on raised beach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7.4625000000000004">
            <text:p>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72G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49.229999999999997">
            <text:p>49.23</text:p>
          </table:table-cell>
          <table:table-cell table:style-name="ACE-1" office:value-type="float" office:value="4345">
            <text:p>4345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Whale skull fragment on buried in raised beach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1.4625">
            <text:p>1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73G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49.229999999999997">
            <text:p>49.23</text:p>
          </table:table-cell>
          <table:table-cell table:style-name="ACE-1" office:value-type="float" office:value="4695">
            <text:p>4695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3-m long whale jaw bone on raised spit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4.4625">
            <text:p>1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74G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49.229999999999997">
            <text:p>49.23</text:p>
          </table:table-cell>
          <table:table-cell table:style-name="ACE-1" office:value-type="float" office:value="5905">
            <text:p>5905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Whale skull fragment on buried in raised beach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1.462499999999999">
            <text:p>2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75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49.229999999999997">
            <text:p>49.23</text:p>
          </table:table-cell>
          <table:table-cell table:style-name="ACE-1" office:value-type="float" office:value="6045">
            <text:p>6045</text:p>
          </table:table-cell>
          <table:table-cell table:style-name="ACE-1" office:value-type="float" office:value="125">
            <text:p>125</text:p>
          </table:table-cell>
          <table:table-cell table:style-name="ACE-1" office:value-type="string">
            <text:p>Driftwood at marine escarpmen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5.462499999999999">
            <text:p>2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209G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49.229999999999997">
            <text:p>49.23</text:p>
          </table:table-cell>
          <table:table-cell table:style-name="ACE-1" office:value-type="float" office:value="9660">
            <text:p>9660</text:p>
          </table:table-cell>
          <table:table-cell table:style-name="ACE-1" office:value-type="float" office:value="120">
            <text:p>120</text:p>
          </table:table-cell>
          <table:table-cell table:style-name="ACE-1" office:value-type="string">
            <text:p>2-m long whale ribimb edded in raised beach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45.462499999999999">
            <text:p>4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208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49.229999999999997">
            <text:p>49.23</text:p>
          </table:table-cell>
          <table:table-cell table:style-name="ACE-1" office:value-type="float" office:value="9705">
            <text:p>9705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Driftwood embedded into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43.462499999999999">
            <text:p>43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83G2</text:p>
          </table:table-cell>
          <table:table-cell table:style-name="ACE-1" office:value-type="float" office:value="80.090000000000003">
            <text:p>80.09</text:p>
          </table:table-cell>
          <table:table-cell table:style-name="ACE-1" office:value-type="float" office:value="51.030000000000001">
            <text:p>51.03</text:p>
          </table:table-cell>
          <table:table-cell table:style-name="ACE-1" office:value-type="float" office:value="1865">
            <text:p>1865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1.5-m long whale rib embedded in raised beach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4624999999999999">
            <text:p>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84G</text:p>
          </table:table-cell>
          <table:table-cell table:style-name="ACE-1" office:value-type="float" office:value="80.090000000000003">
            <text:p>80.09</text:p>
          </table:table-cell>
          <table:table-cell table:style-name="ACE-1" office:value-type="float" office:value="51.030000000000001">
            <text:p>51.03</text:p>
          </table:table-cell>
          <table:table-cell table:style-name="ACE-1" office:value-type="float" office:value="2845">
            <text:p>2845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Whale vertebrae disc imbedded in raised beach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.4625000000000004">
            <text:p>6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85_1</text:p>
          </table:table-cell>
          <table:table-cell table:style-name="ACE-1" office:value-type="float" office:value="80.090000000000003">
            <text:p>80.09</text:p>
          </table:table-cell>
          <table:table-cell table:style-name="ACE-1" office:value-type="float" office:value="51.030000000000001">
            <text:p>51.03</text:p>
          </table:table-cell>
          <table:table-cell table:style-name="ACE-1" office:value-type="float" office:value="3950">
            <text:p>3950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2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1.4625">
            <text:p>1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85_2</text:p>
          </table:table-cell>
          <table:table-cell table:style-name="ACE-1" office:value-type="float" office:value="80.090000000000003">
            <text:p>80.09</text:p>
          </table:table-cell>
          <table:table-cell table:style-name="ACE-1" office:value-type="float" office:value="51.030000000000001">
            <text:p>51.03</text:p>
          </table:table-cell>
          <table:table-cell table:style-name="ACE-1" office:value-type="float" office:value="4380">
            <text:p>438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1.2-m long log on descending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6.462499999999999">
            <text:p>16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5679</text:p>
          </table:table-cell>
          <table:table-cell table:style-name="ACE-1" office:value-type="float" office:value="80.090000000000003">
            <text:p>80.09</text:p>
          </table:table-cell>
          <table:table-cell table:style-name="ACE-1" office:value-type="float" office:value="51.030000000000001">
            <text:p>51.03</text:p>
          </table:table-cell>
          <table:table-cell table:style-name="ACE-1" office:value-type="float" office:value="4435">
            <text:p>4435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1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0.462499999999999">
            <text:p>20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6586</text:p>
          </table:table-cell>
          <table:table-cell table:style-name="ACE-1" office:value-type="float" office:value="80.090000000000003">
            <text:p>80.09</text:p>
          </table:table-cell>
          <table:table-cell table:style-name="ACE-1" office:value-type="float" office:value="51.030000000000001">
            <text:p>51.03</text:p>
          </table:table-cell>
          <table:table-cell table:style-name="ACE-1" office:value-type="float" office:value="6300">
            <text:p>6300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1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8.462499999999999">
            <text:p>2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87G</text:p>
          </table:table-cell>
          <table:table-cell table:style-name="ACE-1" office:value-type="float" office:value="80.090000000000003">
            <text:p>80.09</text:p>
          </table:table-cell>
          <table:table-cell table:style-name="ACE-1" office:value-type="float" office:value="51.030000000000001">
            <text:p>51.03</text:p>
          </table:table-cell>
          <table:table-cell table:style-name="ACE-1" office:value-type="float" office:value="9660">
            <text:p>9660</text:p>
          </table:table-cell>
          <table:table-cell table:style-name="ACE-1" office:value-type="float" office:value="165">
            <text:p>165</text:p>
          </table:table-cell>
          <table:table-cell table:style-name="ACE-1" office:value-type="string">
            <text:p>Whale vertebrae on raised beach</text:p>
          </table:table-cell>
          <table:table-cell table:style-name="ACE-1" office:value-type="string">
            <text:p>marine</text:p>
          </table:table-cell>
          <table:table-cell table:number-columns-repeated="2" table:style-name="ACE-1"/>
          <table:table-cell table:style-name="ACE-1" office:value-type="float" office:value="0">
            <text:p>0</text:p>
          </table:table-cell>
          <table:table-cell table:style-name="ACE-1" office:value-type="float" office:value="34.462499999999999">
            <text:p>3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 table:number-rows-repeated="132">
          <table:table-cell table:number-columns-repeated="256" table:style-name="ACE-1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1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5" gnm:cursor-row="6">
          <gnm:selection gnm:start-col="15" gnm:start-row="6" gnm:end-col="15" gnm:end-row="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0T08:46:25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